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alzburg-subtitle">
      <style:graphic-properties svg:stroke-color="#ffffff" draw:auto-grow-height="true" fo:min-height="17.94cm"/>
    </style:style>
    <style:style style:name="pr2" style:family="presentation" style:parent-style-name="Salzburg-notes">
      <style:graphic-properties draw:fill-color="#ffffff" draw:auto-grow-height="true" fo:min-height="12.572cm"/>
    </style:style>
    <style:style style:name="P1" style:family="paragraph">
      <style:text-properties fo:color="#ffffff" fo:font-family="'Free Courier'" style:font-style-name="Bold" style:font-pitch="variable" fo:font-size="40pt" fo:font-weight="bold" style:font-size-asian="32pt" style:font-weight-asian="normal" style:font-size-complex="32pt"/>
    </style:style>
    <style:style style:name="T1" style:family="text">
      <style:text-properties fo:color="#ffffff" fo:font-family="'Free Courier'" style:font-style-name="Bold" style:font-pitch="variable" fo:font-size="40pt" fo:font-weight="bold" style:font-size-asian="32pt" style:font-weight-asian="normal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Emerging Solutions</text:span></text:p>
            <text:p><text:span text:style-name="T1">Danny Ayers</text:span></text:p>
            <text:p><text:span text:style-name="T1">Licen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Changing Rea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Content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I Prehistory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People, World, Soft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braham Maslow [image] 194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Knowledge Hierarch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imBL proposal 1989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ibrary of Bab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he Docu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earc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ergey Br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Document metadata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emantic Web Technologies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"It's all about the docs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"No, it's all about the things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"Ok, maybe the docs are important after all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ime for Synthes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emantic Web : Core Concep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ll models are wrong, but some are useful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source Description Frame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anguage : Vocabulary, Grammar and Synta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Knowledge Repres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Data Mod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riples </text:span></text:p>
            <text:p><text:span text:style-name="T1">subject property obj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"my dog's name is Basil, he is a Hovawart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Open World Assump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Vocabs/Ontolog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Vocab Specific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laxation of constrai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chema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yntax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he We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Meaning Triang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nything can be identified with a UR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Everything important should be identified with a UR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Floaty We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Follow your no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Named Graph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inks are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PARQ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inked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inked Open Data 5 Sta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inked Data Clou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Other semant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erendip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undia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stronomical Mod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 language needs ag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gent mod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ST Constrai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Manipulation of resources through represent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Uniform Interf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elf-descriptive messag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Identification of resour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Hypermedia as the engine of application stat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Hypermedia needs link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yranny of the Brow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laxation of constrai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ad/Write We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Writ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Affordanc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eparation of Concer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Reducing fri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Open Sour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Interesting Initiativ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W3C Community &amp; Business Groups</text:span></text:p>
            <text:p><text:span text:style-name="T1">Read/Write We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Federated Social We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Web Int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Linked Data Platform W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Unhost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Semantic Web in a Bo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The Big Intui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Salzburg" presentation:presentation-page-layout-name="AL1T32">
        <draw:frame presentation:style-name="pr1" draw:text-style-name="P1" draw:layer="layout" svg:width="25.191cm" svg:height="17.94cm" svg:x="1.399cm" svg:y="0.837cm" presentation:class="subtitle" presentation:user-transformed="true">
          <draw:text-box>
            <text:p><text:span text:style-name="T1">Blue Ocean Strateg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alzburg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alzbur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alzbur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alzburg-outline1" style:family="presentation">
      <style:graphic-properties draw:stroke="none" draw:fill="none" draw:auto-grow-height="false" draw:fit-to-size="shrink-to-fit">
        <text:list-style style:name="Salzbur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lzburg-outline2" style:family="presentation" style:parent-style-name="Salzburg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alzburg-outline3" style:family="presentation" style:parent-style-name="Salzburg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alzburg-outline4" style:family="presentation" style:parent-style-name="Salzburg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alzburg-outline5" style:family="presentation" style:parent-style-name="Salzburg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zburg-outline6" style:family="presentation" style:parent-style-name="Salzburg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zburg-outline7" style:family="presentation" style:parent-style-name="Salzburg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zburg-outline8" style:family="presentation" style:parent-style-name="Salzburg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zburg-outline9" style:family="presentation" style:parent-style-name="Salzburg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alzburg-subtitle" style:family="presentation">
      <style:graphic-properties draw:stroke="none" draw:fill="none" draw:textarea-vertical-align="middle">
        <text:list-style style:name="Salzbur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alzburg-title" style:family="presentation">
      <style:graphic-properties draw:stroke="none" draw:fill="none" draw:textarea-vertical-align="middle">
        <text:list-style style:name="Salzbur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alzburg-backgroundobjects">
      <style:graphic-properties draw:stroke="none" draw:fill="none" draw:fill-color="#ffffff" draw:auto-grow-height="false" fo:min-height="1.449cm"/>
    </style:style>
    <style:style style:name="Mpr2" style:family="presentation" style:parent-style-name="Salzburg-backgroundobjects">
      <style:graphic-properties draw:stroke="none" draw:fill="none" draw:fill-color="#ffffff" draw:auto-grow-height="false" fo:min-height="1.397cm"/>
    </style:style>
    <style:style style:name="Mpr3" style:family="presentation" style:parent-style-name="Salzburg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Salzburg" style:page-layout-name="PM1" draw:style-name="Mdp1">
      <draw:frame presentation:style-name="Salzburg-title" draw:layer="backgroundobjects" svg:width="25.191cm" svg:height="3.507cm" svg:x="1.399cm" svg:y="0.837cm" presentation:class="title" presentation:placeholder="true">
        <draw:text-box/>
      </draw:frame>
      <draw:frame presentation:style-name="Salzburg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alzburg-title" draw:layer="backgroundobjects" svg:width="13.968cm" svg:height="10.476cm" svg:x="3.81cm" svg:y="2.123cm" presentation:class="page"/>
        <draw:frame presentation:style-name="Salzburg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7T14:54:51</meta:creation-date>
    <meta:editing-duration>PT21M10S</meta:editing-duration>
    <meta:editing-cycles>8</meta:editing-cycles>
    <meta:generator>LibreOffice/3.4$Linux LibreOffice_project/340m1$Build-402</meta:generator>
    <dc:title>Salzburg</dc:title>
    <meta:initial-creator>Danny Ayers</meta:initial-creator>
    <dc:date>2012-06-07T15:21:51</dc:date>
    <dc:creator>Danny Ayers</dc:creator>
    <meta:document-statistic meta:object-count="243"/>
    <meta:template xlink:type="simple" xlink:actuate="onRequest" xlink:title="Salzburg" xlink:href="../../../../../.libreoffice/3/user/template/Salzburg.otp"/>
  </office:meta>
</office:document-meta>
</file>